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68%" style:writing-mode="lr-tb"/>
    </style:style>
    <style:style style:name="P2" style:family="paragraph" style:parent-style-name="Text_20_body">
      <style:paragraph-properties fo:margin-top="0cm" fo:margin-bottom="0cm" style:contextual-spacing="false" fo:line-height="16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ff00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ff0000" style:text-line-through-style="none" style:text-line-through-type="none" style:text-underline-style="none" style:text-blinking="false" fo:background-color="#ffffff" loext:char-shading-value="0"/>
    </style:style>
    <style:style style:name="T5" style:family="text">
      <style:text-properties fo:font-variant="normal" fo:text-transform="none" fo:color="#00ff00" style:text-line-through-style="none" style:text-line-through-type="none" style:font-name="Arial" fo:font-size="10.5pt" fo:font-style="normal" style:text-underline-style="none" fo:font-weight="normal" style:text-blinking="false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8131e6a-fa82-c43a-2d12-b569fa0a56b0"/><text:span text:style-name="T1">Thank you for contacting 360 Degree Cloud !</text:span><text:span text:style-name="T4"> </text:span><text:span text:style-name="T3">I am------------ and will be your point of contact. </text:span><text:span text:style-name="T2"> </text:span></text:p>
      <text:p text:style-name="Text_20_body"/>
      <text:p text:style-name="P2">Before proceeding further could you please provide me with your Name, Company Name, Email id and Phone number? (Info)</text:p>
      <text:p text:style-name="Text_20_body"/>
      <text:p text:style-name="P2">Thanks a lot for sharing the information. (Thanks)</text:p>
      <text:p text:style-name="Text_20_body"/>
      <text:p text:style-name="P2">Can you please specify which product you are looking for eg Salesforce services, SMS App, Merge Duplicate App, Verify the Email App ? (Product)</text:p>
      <text:p text:style-name="Text_20_body"/>
      <text:p text:style-name="P2">Before sharing price of SMS App, I would like to ask few queries (Queries)</text:p>
      <text:p text:style-name="P2">From which country you will be sending the messages? (From)</text:p>
      <text:p text:style-name="P2">To which countries you will be sending the messages?(To)</text:p>
      <text:p text:style-name="P2">What kind of volume per month you are looking for? (Volume)</text:p>
      <text:p text:style-name="P2">Are you looking for a Toll Free Number or a Virtual number? (Number)</text:p>
      <text:p text:style-name="Text_20_body"/>
      <text:p text:style-name="P2">Looking for more details? we can arrange a call for you with our sales team. (Sales_Team) </text:p>
      <text:p text:style-name="P2">*************</text:p>
      <text:p text:style-name="P3">Provide Standard :</text:p>
      <text:p text:style-name="P3">SMS Pricing - </text:p>
      <text:p text:style-name="P3">VTM Pricing -</text:p>
      <text:p text:style-name="P3">Merge App Pricing-</text:p>
      <text:p text:style-name="Text_20_body"/>
      <text:p text:style-name="P3">What kind of support we provide</text:p>
      <text:p text:style-name="Text_20_body"/>
      <text:p text:style-name="P3">Some Demo Material</text:p>
      <text:p text:style-name="Text_20_body"/>
      <text:p text:style-name="P4"><text:span text:style-name="T3">Did you got a chance to look at our demo? </text:span><text:span text:style-name="T1">( Demo)</text:span></text:p>
      <text:p text:style-name="Text_20_body"/>
      <text:p text:style-name="P4"><text:span text:style-name="T3">How you came to know about us? </text:span><text:span text:style-name="T1">( About_Us )</text:span></text:p>
      <text:p text:style-name="Text_20_body"/>
      <text:p text:style-name="P4"><text:span text:style-name="T5">We provide demo on AppExchange</text:span><text:span text:style-name="T4"> </text:span><text:span text:style-name="T1">( Demo AppExchange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5:03:12.150121740</meta:creation-date>
    <dc:date>2017-03-23T16:59:09.259668289</dc:date>
    <meta:editing-duration>PT5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193" meta:character-count="1080" meta:non-whitespace-character-count="903"/>
  </office:meta>
</office:document-meta>
</file>